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3a43" officeooo:paragraph-rsid="00193a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xcvb xybvcyxcvb</text:p>
      <text:p text:style-name="P1">yxvcb</text:p>
      <text:p text:style-name="P1">yxvb</text:p>
      <text:p text:style-name="P1">yxvbyxvcb</text:p>
      <text:p text:style-name="P1">yx</text:p>
      <text:p text:style-name="P1">vcby</text:p>
      <text:p text:style-name="P1">xvcb</text:p>
      <text:p text:style-name="P1">yxvcb</text:p>
      <text:p text:style-name="P1">yx</text:p>
      <text:p text:style-name="P1">v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8S</meta:editing-duration>
    <meta:editing-cycles>3</meta:editing-cycles>
    <meta:generator>LibreOffice/4.4.1.2$Windows_x86 LibreOffice_project/45e2de17089c24a1fa810c8f975a7171ba4cd432</meta:generator>
    <dc:date>2015-05-15T14:00:05.343000000</dc:date>
    <meta:document-statistic meta:table-count="0" meta:image-count="0" meta:object-count="0" meta:page-count="1" meta:paragraph-count="10" meta:word-count="11" meta:character-count="53" meta:non-whitespace-character-count="52"/>
    <meta:user-defined meta:name="Info 1"/>
    <meta:user-defined meta:name="Info 2"/>
    <meta:user-defined meta:name="Info 3"/>
    <meta:user-defined meta:name="Info 4"/>
  </office:meta>
</office:document-meta>
</file>